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05/07/2007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% Transmittance</text:p>
          </table:table-cell>
          <table:table-cell office:value-type="string">
            <text:p>Magnitude</text:p>
          </table:table-cell>
          <table:table-cell office:value-type="string">
            <text:p>Flux</text:p>
          </table:table-cell>
          <table:table-cell/>
          <table:table-cell office:value-type="string">
            <text:p>Total Flux</text:p>
          </table:table-cell>
          <table:table-cell office:value-type="string">
            <text:p>Total Mag</text:p>
          </table:table-cell>
          <table:table-cell office:value-type="string">
            <text:p>Airmass Mag</text:p>
          </table:table-cell>
          <table:table-cell/>
          <table:table-cell office:value-type="string">
            <text:p>Correction Factor</text:p>
          </table:table-cell>
        </table:table-row>
        <table:table-row table:style-name="ro1">
          <table:table-cell table:style-name="ce2" office:value-type="float" office:value="651.2">
            <text:p>65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1.4">
            <text:p>651.4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21:.B45])" office:value-type="float" office:value="0.314">
            <text:p>0.31</text:p>
          </table:table-cell>
          <table:table-cell office:value-type="float" office:value="10.028">
            <text:p>10.03</text:p>
          </table:table-cell>
          <table:table-cell table:formula="oooc:=10^(([.E3]+21.48)/-2.5)" office:value-type="float" office:value="0.000000000000249344618809782">
            <text:p>2.49E-13</text:p>
          </table:table-cell>
          <table:table-cell/>
          <table:table-cell table:style-name="ce5" table:formula="oooc:=[.D3]*[.F3]+[.D4]*[.F4]+[.D5]*[.F5]" office:value-type="float" office:value="0.000000000000301395180870937">
            <text:p>3.01E-13</text:p>
          </table:table-cell>
          <table:table-cell table:formula="oooc:=-2.5*LOG([.H3];10)-21.48" office:value-type="float" office:value="9.8221592401886">
            <text:p>9.82</text:p>
          </table:table-cell>
          <table:table-cell table:formula="oooc:=[.I3]-0.114*[.E9]" office:value-type="float" office:value="9.6971012401886">
            <text:p>9.7</text:p>
          </table:table-cell>
          <table:table-cell/>
          <table:table-cell table:style-name="ce5" table:formula="oooc:=(10^(([.J3]+21.48)/-2.5))/(10^(([.H10]+21.48)/-2.5))" office:value-type="float" office:value="2.13961711885727E-020">
            <text:p>2.14E-20</text:p>
          </table:table-cell>
        </table:table-row>
        <table:table-row table:style-name="ro1">
          <table:table-cell table:style-name="ce2" office:value-type="float" office:value="651.6">
            <text:p>651.6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46:.B70])" office:value-type="float" office:value="0.8036">
            <text:p>0.8</text:p>
          </table:table-cell>
          <table:table-cell office:value-type="float" office:value="10.072">
            <text:p>10.07</text:p>
          </table:table-cell>
          <table:table-cell table:formula="oooc:=10^(([.E4]+21.48)/-2.5)" office:value-type="float" office:value="0.000000000000239441817286338">
            <text:p>2.39E-13</text:p>
          </table:table-cell>
          <table:table-cell table:number-columns-repeated="6"/>
        </table:table-row>
        <table:table-row table:style-name="ro1">
          <table:table-cell table:style-name="ce2" office:value-type="float" office:value="651.8">
            <text:p>651.8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71:.B95])" office:value-type="float" office:value="0.1216">
            <text:p>0.12</text:p>
          </table:table-cell>
          <table:table-cell office:value-type="float" office:value="10.015">
            <text:p>10.02</text:p>
          </table:table-cell>
          <table:table-cell table:formula="oooc:=10^(([.E5]+21.48)/-2.5)" office:value-type="float" office:value="0.000000000000252348077248057">
            <text:p>2.52E-13</text:p>
          </table:table-cell>
          <table:table-cell table:number-columns-repeated="6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2">
            <text:p>65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4">
            <text:p>65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6">
            <text:p>652.6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Airmass</text:p>
          </table:table-cell>
          <table:table-cell office:value-type="float" office:value="1.097">
            <text:p>1.1</text:p>
          </table:table-cell>
          <table:table-cell table:number-columns-repeated="7"/>
        </table:table-row>
        <table:table-row table:style-name="ro1">
          <table:table-cell table:style-name="ce2" office:value-type="float" office:value="652.8">
            <text:p>652.8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Phot Flux</text:p>
          </table:table-cell>
          <table:table-cell office:value-type="float" office:value="1544413">
            <text:p>1544413</text:p>
          </table:table-cell>
          <table:table-cell/>
          <table:table-cell office:value-type="string">
            <text:p>Phot Mag:</text:p>
          </table:table-cell>
          <table:table-cell table:formula="oooc:=-2.5*LOG([.E10]/[.E11];10)-25" office:value-type="float" office:value="-39.4770585998551">
            <text:p>-39.48</text:p>
          </table:table-cell>
          <table:table-cell table:number-columns-repeated="4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Exposure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style-name="ce2" office:value-type="float" office:value="653.2">
            <text:p>653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4">
            <text:p>653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6">
            <text:p>653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8">
            <text:p>653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.2">
            <text:p>654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4">
            <text:p>654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6">
            <text:p>654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8">
            <text:p>654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2">
            <text:p>655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4">
            <text:p>655.4</text:p>
          </table:table-cell>
          <table:table-cell table:style-name="ce4" office:value-type="float" office:value="0.02">
            <text:p>0.02</text:p>
          </table:table-cell>
          <table:table-cell table:number-columns-repeated="5"/>
          <table:table-cell>
            <draw:frame table:end-cell-address="'05/07/2007'.O52" table:end-x="0.5693in" table:end-y="0.115in" draw:z-index="0" draw:style-name="gr1" svg:width="6.285in" svg:height="4.8343in" svg:x="0.5075in" svg:y="0.1362in">
              <draw:object draw:notify-on-update-of-ranges="'05/07/2007'.B1:'05/07/2007'.B111 '05/07/2007'.A1:'05/07/2007'.A1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2" office:value-type="float" office:value="655.6">
            <text:p>655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55.8">
            <text:p>655.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56.2">
            <text:p>656.2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56.4">
            <text:p>656.4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56.6">
            <text:p>656.6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56.8">
            <text:p>656.8</text:p>
          </table:table-cell>
          <table:table-cell table:style-name="ce4" office:value-type="float" office:value="0.1">
            <text:p>0.1</text:p>
          </table:table-cell>
          <table:table-cell table:number-columns-repeated="10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4" office:value-type="float" office:value="0.13">
            <text:p>0.13</text:p>
          </table:table-cell>
          <table:table-cell table:number-columns-repeated="10"/>
        </table:table-row>
        <table:table-row table:style-name="ro1">
          <table:table-cell table:style-name="ce2" office:value-type="float" office:value="657.2">
            <text:p>657.2</text:p>
          </table:table-cell>
          <table:table-cell table:style-name="ce4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table:style-name="ce2" office:value-type="float" office:value="657.4">
            <text:p>657.4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57.6">
            <text:p>657.6</text:p>
          </table:table-cell>
          <table:table-cell table:style-name="ce4" office:value-type="float" office:value="0.27">
            <text:p>0.27</text:p>
          </table:table-cell>
          <table:table-cell table:number-columns-repeated="10"/>
        </table:table-row>
        <table:table-row table:style-name="ro1">
          <table:table-cell table:style-name="ce2" office:value-type="float" office:value="657.8">
            <text:p>657.8</text:p>
          </table:table-cell>
          <table:table-cell table:style-name="ce4" office:value-type="float" office:value="0.32">
            <text:p>0.32</text:p>
          </table:table-cell>
          <table:table-cell table:number-columns-repeated="10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4" office:value-type="float" office:value="0.38">
            <text:p>0.38</text:p>
          </table:table-cell>
          <table:table-cell table:number-columns-repeated="10"/>
        </table:table-row>
        <table:table-row table:style-name="ro1">
          <table:table-cell table:style-name="ce2" office:value-type="float" office:value="658.2">
            <text:p>658.2</text:p>
          </table:table-cell>
          <table:table-cell table:style-name="ce4" office:value-type="float" office:value="0.45">
            <text:p>0.45</text:p>
          </table:table-cell>
          <table:table-cell table:number-columns-repeated="10"/>
        </table:table-row>
        <table:table-row table:style-name="ro1">
          <table:table-cell table:style-name="ce2" office:value-type="float" office:value="658.4">
            <text:p>658.4</text:p>
          </table:table-cell>
          <table:table-cell table:style-name="ce4" office:value-type="float" office:value="0.51">
            <text:p>0.51</text:p>
          </table:table-cell>
          <table:table-cell table:number-columns-repeated="10"/>
        </table:table-row>
        <table:table-row table:style-name="ro1">
          <table:table-cell table:style-name="ce2" office:value-type="float" office:value="658.6">
            <text:p>658.6</text:p>
          </table:table-cell>
          <table:table-cell table:style-name="ce4"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table:style-name="ce2" office:value-type="float" office:value="658.8">
            <text:p>658.8</text:p>
          </table:table-cell>
          <table:table-cell table:style-name="ce4" office:value-type="float" office:value="0.63">
            <text:p>0.63</text:p>
          </table:table-cell>
          <table:table-cell table:number-columns-repeated="10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4"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table:style-name="ce2" office:value-type="float" office:value="659.2">
            <text:p>659.2</text:p>
          </table:table-cell>
          <table:table-cell table:style-name="ce4"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table:style-name="ce2" office:value-type="float" office:value="659.4">
            <text:p>659.4</text:p>
          </table:table-cell>
          <table:table-cell table:style-name="ce4" office:value-type="float" office:value="0.76">
            <text:p>0.76</text:p>
          </table:table-cell>
          <table:table-cell table:number-columns-repeated="10"/>
        </table:table-row>
        <table:table-row table:style-name="ro1">
          <table:table-cell table:style-name="ce2" office:value-type="float" office:value="659.6">
            <text:p>659.6</text:p>
          </table:table-cell>
          <table:table-cell table:style-name="ce4" office:value-type="float" office:value="0.79">
            <text:p>0.79</text:p>
          </table:table-cell>
          <table:table-cell table:number-columns-repeated="10"/>
        </table:table-row>
        <table:table-row table:style-name="ro1">
          <table:table-cell table:style-name="ce2" office:value-type="float" office:value="659.8">
            <text:p>659.8</text:p>
          </table:table-cell>
          <table:table-cell table:style-name="ce4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4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style-name="ce2" office:value-type="float" office:value="660.2">
            <text:p>660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4">
            <text:p>660.4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6">
            <text:p>660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0.8">
            <text:p>660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2">
            <text:p>661.2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4">
            <text:p>661.4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6">
            <text:p>661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8">
            <text:p>661.8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2">
            <text:p>662.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4">
            <text:p>662.4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6">
            <text:p>662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2.8">
            <text:p>662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.2">
            <text:p>663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3.4">
            <text:p>663.4</text:p>
          </table:table-cell>
          <table:table-cell table:style-name="ce4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style-name="ce2" office:value-type="float" office:value="663.6">
            <text:p>663.6</text:p>
          </table:table-cell>
          <table:table-cell table:style-name="ce4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style-name="ce2" office:value-type="float" office:value="663.8">
            <text:p>663.8</text:p>
          </table:table-cell>
          <table:table-cell table:style-name="ce4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4" office:value-type="float" office:value="0.74">
            <text:p>0.74</text:p>
          </table:table-cell>
          <table:table-cell table:number-columns-repeated="10"/>
        </table:table-row>
        <table:table-row table:style-name="ro1">
          <table:table-cell table:style-name="ce2" office:value-type="float" office:value="664.2">
            <text:p>664.2</text:p>
          </table:table-cell>
          <table:table-cell table:style-name="ce4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style-name="ce2" office:value-type="float" office:value="664.4">
            <text:p>664.4</text:p>
          </table:table-cell>
          <table:table-cell table:style-name="ce4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style-name="ce2" office:value-type="float" office:value="664.6">
            <text:p>664.6</text:p>
          </table:table-cell>
          <table:table-cell table:style-name="ce4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style-name="ce2" office:value-type="float" office:value="664.8">
            <text:p>664.8</text:p>
          </table:table-cell>
          <table:table-cell table:style-name="ce4" office:value-type="float" office:value="0.55">
            <text:p>0.55</text:p>
          </table:table-cell>
          <table:table-cell table:number-columns-repeated="10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4" office:value-type="float" office:value="0.49">
            <text:p>0.49</text:p>
          </table:table-cell>
          <table:table-cell table:number-columns-repeated="10"/>
        </table:table-row>
        <table:table-row table:style-name="ro1">
          <table:table-cell table:style-name="ce2" office:value-type="float" office:value="665.2">
            <text:p>665.2</text:p>
          </table:table-cell>
          <table:table-cell table:style-name="ce4"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table:style-name="ce2" office:value-type="float" office:value="665.4">
            <text:p>665.4</text:p>
          </table:table-cell>
          <table:table-cell table:style-name="ce4"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style-name="ce2" office:value-type="float" office:value="665.6">
            <text:p>665.6</text:p>
          </table:table-cell>
          <table:table-cell table:style-name="ce4" office:value-type="float" office:value="0.31">
            <text:p>0.31</text:p>
          </table:table-cell>
          <table:table-cell table:number-columns-repeated="10"/>
        </table:table-row>
        <table:table-row table:style-name="ro1">
          <table:table-cell table:style-name="ce2" office:value-type="float" office:value="665.8">
            <text:p>665.8</text:p>
          </table:table-cell>
          <table:table-cell table:style-name="ce4" office:value-type="float" office:value="0.26">
            <text:p>0.26</text:p>
          </table:table-cell>
          <table:table-cell table:number-columns-repeated="10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66.2">
            <text:p>666.2</text:p>
          </table:table-cell>
          <table:table-cell table:style-name="ce4" office:value-type="float" office:value="0.18">
            <text:p>0.18</text:p>
          </table:table-cell>
          <table:table-cell table:number-columns-repeated="10"/>
        </table:table-row>
        <table:table-row table:style-name="ro1">
          <table:table-cell table:style-name="ce2" office:value-type="float" office:value="666.4">
            <text:p>666.4</text:p>
          </table:table-cell>
          <table:table-cell table:style-name="ce4" office:value-type="float" office:value="0.14">
            <text:p>0.14</text:p>
          </table:table-cell>
          <table:table-cell table:number-columns-repeated="10"/>
        </table:table-row>
        <table:table-row table:style-name="ro1">
          <table:table-cell table:style-name="ce2" office:value-type="float" office:value="666.6">
            <text:p>666.6</text:p>
          </table:table-cell>
          <table:table-cell table:style-name="ce4" office:value-type="float" office:value="0.11">
            <text:p>0.11</text:p>
          </table:table-cell>
          <table:table-cell table:number-columns-repeated="10"/>
        </table:table-row>
        <table:table-row table:style-name="ro1">
          <table:table-cell table:style-name="ce2" office:value-type="float" office:value="666.8">
            <text:p>666.8</text:p>
          </table:table-cell>
          <table:table-cell table:style-name="ce4" office:value-type="float" office:value="0.09">
            <text:p>0.09</text:p>
          </table:table-cell>
          <table:table-cell table:number-columns-repeated="10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67.2">
            <text:p>667.2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67.4">
            <text:p>667.4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67.6">
            <text:p>667.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7.8">
            <text:p>667.8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2">
            <text:p>668.2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4">
            <text:p>668.4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6">
            <text:p>668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8">
            <text:p>668.8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2">
            <text:p>669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4">
            <text:p>669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6">
            <text:p>669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8">
            <text:p>669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2">
            <text:p>670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4">
            <text:p>670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6">
            <text:p>670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8">
            <text:p>670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2">
            <text:p>67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4">
            <text:p>671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6">
            <text:p>671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8">
            <text:p>671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2">
            <text:p>67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4">
            <text:p>67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6">
            <text:p>672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8">
            <text:p>672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 table:number-rows-repeated="654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1/07/2007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% Transmittance</text:p>
          </table:table-cell>
          <table:table-cell office:value-type="string">
            <text:p>Magnitude</text:p>
          </table:table-cell>
          <table:table-cell office:value-type="string">
            <text:p>Flux</text:p>
          </table:table-cell>
          <table:table-cell/>
          <table:table-cell office:value-type="string">
            <text:p>Total Flux</text:p>
          </table:table-cell>
          <table:table-cell office:value-type="string">
            <text:p>Total Mag</text:p>
          </table:table-cell>
          <table:table-cell office:value-type="string">
            <text:p>Airmass Mag</text:p>
          </table:table-cell>
          <table:table-cell/>
          <table:table-cell office:value-type="string">
            <text:p>Correction Factor</text:p>
          </table:table-cell>
        </table:table-row>
        <table:table-row table:style-name="ro1">
          <table:table-cell table:style-name="ce2" office:value-type="float" office:value="651.2">
            <text:p>65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1.4">
            <text:p>651.4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21:.B45])" office:value-type="float" office:value="0.314">
            <text:p>0.31</text:p>
          </table:table-cell>
          <table:table-cell office:value-type="float" office:value="11.086">
            <text:p>11.09</text:p>
          </table:table-cell>
          <table:table-cell table:formula="oooc:=10^(([.E3]+21.48)/-2.5)" office:value-type="float" office:value="0.000000000000094102248352675">
            <text:p>9.41E-14</text:p>
          </table:table-cell>
          <table:table-cell/>
          <table:table-cell table:style-name="ce5" table:formula="oooc:=[.D3]*[.F3]+[.D4]*[.F4]+[.D5]*[.F5]" office:value-type="float" office:value="0.000000000000111660850273835">
            <text:p>1.12E-13</text:p>
          </table:table-cell>
          <table:table-cell table:formula="oooc:=-2.5*LOG([.H3];10)-21.48" office:value-type="float" office:value="10.9002476735302">
            <text:p>10.9</text:p>
          </table:table-cell>
          <table:table-cell table:formula="oooc:=[.I3]-0.114*[.E9]" office:value-type="float" office:value="10.7603696735302">
            <text:p>10.76</text:p>
          </table:table-cell>
          <table:table-cell/>
          <table:table-cell table:style-name="ce5" table:formula="oooc:=(10^(([.J3]+21.48)/-2.5))/(10^(([.H10]+21.48)/-2.5))" office:value-type="float" office:value="1.87739360068892E-020">
            <text:p>1.88E-20</text:p>
          </table:table-cell>
        </table:table-row>
        <table:table-row table:style-name="ro1">
          <table:table-cell table:style-name="ce2" office:value-type="float" office:value="651.6">
            <text:p>651.6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46:.B70])" office:value-type="float" office:value="0.8036">
            <text:p>0.8</text:p>
          </table:table-cell>
          <table:table-cell office:value-type="float" office:value="11.16">
            <text:p>11.16</text:p>
          </table:table-cell>
          <table:table-cell table:formula="oooc:=10^(([.E4]+21.48)/-2.5)" office:value-type="float" office:value="0.0000000000000879022516830882">
            <text:p>8.79E-14</text:p>
          </table:table-cell>
          <table:table-cell table:number-columns-repeated="6"/>
        </table:table-row>
        <table:table-row table:style-name="ro1">
          <table:table-cell table:style-name="ce2" office:value-type="float" office:value="651.8">
            <text:p>651.8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71:.B95])" office:value-type="float" office:value="0.1216">
            <text:p>0.12</text:p>
          </table:table-cell>
          <table:table-cell office:value-type="float" office:value="11.083">
            <text:p>11.08</text:p>
          </table:table-cell>
          <table:table-cell table:formula="oooc:=10^(([.E5]+21.48)/-2.5)" office:value-type="float" office:value="0.0000000000000943626220276723">
            <text:p>9.44E-14</text:p>
          </table:table-cell>
          <table:table-cell table:number-columns-repeated="6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2">
            <text:p>65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4">
            <text:p>65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6">
            <text:p>652.6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Airmass</text:p>
          </table:table-cell>
          <table:table-cell office:value-type="float" office:value="1.227">
            <text:p>1.23</text:p>
          </table:table-cell>
          <table:table-cell table:number-columns-repeated="7"/>
        </table:table-row>
        <table:table-row table:style-name="ro1">
          <table:table-cell table:style-name="ce2" office:value-type="float" office:value="652.8">
            <text:p>652.8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Phot Flux</text:p>
          </table:table-cell>
          <table:table-cell office:value-type="float" office:value="661053.8">
            <text:p>661053.8</text:p>
          </table:table-cell>
          <table:table-cell/>
          <table:table-cell office:value-type="string">
            <text:p>Phot Mag:</text:p>
          </table:table-cell>
          <table:table-cell table:formula="oooc:=-2.5*LOG([.E10]/[.E11];10)-25" office:value-type="float" office:value="-38.5557419934951">
            <text:p>-38.56</text:p>
          </table:table-cell>
          <table:table-cell table:number-columns-repeated="4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Exposure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style-name="ce2" office:value-type="float" office:value="653.2">
            <text:p>653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4">
            <text:p>653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6">
            <text:p>653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8">
            <text:p>653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.2">
            <text:p>654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4">
            <text:p>654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6">
            <text:p>654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8">
            <text:p>654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2">
            <text:p>655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4">
            <text:p>655.4</text:p>
          </table:table-cell>
          <table:table-cell table:style-name="ce4" office:value-type="float" office:value="0.02">
            <text:p>0.02</text:p>
          </table:table-cell>
          <table:table-cell table:number-columns-repeated="5"/>
          <table:table-cell>
            <draw:frame table:end-cell-address="'11/07/2007'.O52" table:end-x="0.5693in" table:end-y="0.115in" draw:z-index="0" draw:style-name="gr1" svg:width="6.285in" svg:height="4.8343in" svg:x="0.5075in" svg:y="0.1362in">
              <draw:object draw:notify-on-update-of-ranges="'11/07/2007'.B1:'11/07/2007'.B111 '11/07/2007'.A1:'11/07/2007'.A1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2" office:value-type="float" office:value="655.6">
            <text:p>655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55.8">
            <text:p>655.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56.2">
            <text:p>656.2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56.4">
            <text:p>656.4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56.6">
            <text:p>656.6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56.8">
            <text:p>656.8</text:p>
          </table:table-cell>
          <table:table-cell table:style-name="ce4" office:value-type="float" office:value="0.1">
            <text:p>0.1</text:p>
          </table:table-cell>
          <table:table-cell table:number-columns-repeated="10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4" office:value-type="float" office:value="0.13">
            <text:p>0.13</text:p>
          </table:table-cell>
          <table:table-cell table:number-columns-repeated="10"/>
        </table:table-row>
        <table:table-row table:style-name="ro1">
          <table:table-cell table:style-name="ce2" office:value-type="float" office:value="657.2">
            <text:p>657.2</text:p>
          </table:table-cell>
          <table:table-cell table:style-name="ce4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table:style-name="ce2" office:value-type="float" office:value="657.4">
            <text:p>657.4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57.6">
            <text:p>657.6</text:p>
          </table:table-cell>
          <table:table-cell table:style-name="ce4" office:value-type="float" office:value="0.27">
            <text:p>0.27</text:p>
          </table:table-cell>
          <table:table-cell table:number-columns-repeated="10"/>
        </table:table-row>
        <table:table-row table:style-name="ro1">
          <table:table-cell table:style-name="ce2" office:value-type="float" office:value="657.8">
            <text:p>657.8</text:p>
          </table:table-cell>
          <table:table-cell table:style-name="ce4" office:value-type="float" office:value="0.32">
            <text:p>0.32</text:p>
          </table:table-cell>
          <table:table-cell table:number-columns-repeated="10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4" office:value-type="float" office:value="0.38">
            <text:p>0.38</text:p>
          </table:table-cell>
          <table:table-cell table:number-columns-repeated="10"/>
        </table:table-row>
        <table:table-row table:style-name="ro1">
          <table:table-cell table:style-name="ce2" office:value-type="float" office:value="658.2">
            <text:p>658.2</text:p>
          </table:table-cell>
          <table:table-cell table:style-name="ce4" office:value-type="float" office:value="0.45">
            <text:p>0.45</text:p>
          </table:table-cell>
          <table:table-cell table:number-columns-repeated="10"/>
        </table:table-row>
        <table:table-row table:style-name="ro1">
          <table:table-cell table:style-name="ce2" office:value-type="float" office:value="658.4">
            <text:p>658.4</text:p>
          </table:table-cell>
          <table:table-cell table:style-name="ce4" office:value-type="float" office:value="0.51">
            <text:p>0.51</text:p>
          </table:table-cell>
          <table:table-cell table:number-columns-repeated="10"/>
        </table:table-row>
        <table:table-row table:style-name="ro1">
          <table:table-cell table:style-name="ce2" office:value-type="float" office:value="658.6">
            <text:p>658.6</text:p>
          </table:table-cell>
          <table:table-cell table:style-name="ce4"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table:style-name="ce2" office:value-type="float" office:value="658.8">
            <text:p>658.8</text:p>
          </table:table-cell>
          <table:table-cell table:style-name="ce4" office:value-type="float" office:value="0.63">
            <text:p>0.63</text:p>
          </table:table-cell>
          <table:table-cell table:number-columns-repeated="10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4"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table:style-name="ce2" office:value-type="float" office:value="659.2">
            <text:p>659.2</text:p>
          </table:table-cell>
          <table:table-cell table:style-name="ce4"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table:style-name="ce2" office:value-type="float" office:value="659.4">
            <text:p>659.4</text:p>
          </table:table-cell>
          <table:table-cell table:style-name="ce4" office:value-type="float" office:value="0.76">
            <text:p>0.76</text:p>
          </table:table-cell>
          <table:table-cell table:number-columns-repeated="10"/>
        </table:table-row>
        <table:table-row table:style-name="ro1">
          <table:table-cell table:style-name="ce2" office:value-type="float" office:value="659.6">
            <text:p>659.6</text:p>
          </table:table-cell>
          <table:table-cell table:style-name="ce4" office:value-type="float" office:value="0.79">
            <text:p>0.79</text:p>
          </table:table-cell>
          <table:table-cell table:number-columns-repeated="10"/>
        </table:table-row>
        <table:table-row table:style-name="ro1">
          <table:table-cell table:style-name="ce2" office:value-type="float" office:value="659.8">
            <text:p>659.8</text:p>
          </table:table-cell>
          <table:table-cell table:style-name="ce4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4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style-name="ce2" office:value-type="float" office:value="660.2">
            <text:p>660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4">
            <text:p>660.4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6">
            <text:p>660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0.8">
            <text:p>660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2">
            <text:p>661.2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4">
            <text:p>661.4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6">
            <text:p>661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8">
            <text:p>661.8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2">
            <text:p>662.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4">
            <text:p>662.4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6">
            <text:p>662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2.8">
            <text:p>662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.2">
            <text:p>663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3.4">
            <text:p>663.4</text:p>
          </table:table-cell>
          <table:table-cell table:style-name="ce4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style-name="ce2" office:value-type="float" office:value="663.6">
            <text:p>663.6</text:p>
          </table:table-cell>
          <table:table-cell table:style-name="ce4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style-name="ce2" office:value-type="float" office:value="663.8">
            <text:p>663.8</text:p>
          </table:table-cell>
          <table:table-cell table:style-name="ce4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4" office:value-type="float" office:value="0.74">
            <text:p>0.74</text:p>
          </table:table-cell>
          <table:table-cell table:number-columns-repeated="10"/>
        </table:table-row>
        <table:table-row table:style-name="ro1">
          <table:table-cell table:style-name="ce2" office:value-type="float" office:value="664.2">
            <text:p>664.2</text:p>
          </table:table-cell>
          <table:table-cell table:style-name="ce4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style-name="ce2" office:value-type="float" office:value="664.4">
            <text:p>664.4</text:p>
          </table:table-cell>
          <table:table-cell table:style-name="ce4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style-name="ce2" office:value-type="float" office:value="664.6">
            <text:p>664.6</text:p>
          </table:table-cell>
          <table:table-cell table:style-name="ce4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style-name="ce2" office:value-type="float" office:value="664.8">
            <text:p>664.8</text:p>
          </table:table-cell>
          <table:table-cell table:style-name="ce4" office:value-type="float" office:value="0.55">
            <text:p>0.55</text:p>
          </table:table-cell>
          <table:table-cell table:number-columns-repeated="10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4" office:value-type="float" office:value="0.49">
            <text:p>0.49</text:p>
          </table:table-cell>
          <table:table-cell table:number-columns-repeated="10"/>
        </table:table-row>
        <table:table-row table:style-name="ro1">
          <table:table-cell table:style-name="ce2" office:value-type="float" office:value="665.2">
            <text:p>665.2</text:p>
          </table:table-cell>
          <table:table-cell table:style-name="ce4"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table:style-name="ce2" office:value-type="float" office:value="665.4">
            <text:p>665.4</text:p>
          </table:table-cell>
          <table:table-cell table:style-name="ce4"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style-name="ce2" office:value-type="float" office:value="665.6">
            <text:p>665.6</text:p>
          </table:table-cell>
          <table:table-cell table:style-name="ce4" office:value-type="float" office:value="0.31">
            <text:p>0.31</text:p>
          </table:table-cell>
          <table:table-cell table:number-columns-repeated="10"/>
        </table:table-row>
        <table:table-row table:style-name="ro1">
          <table:table-cell table:style-name="ce2" office:value-type="float" office:value="665.8">
            <text:p>665.8</text:p>
          </table:table-cell>
          <table:table-cell table:style-name="ce4" office:value-type="float" office:value="0.26">
            <text:p>0.26</text:p>
          </table:table-cell>
          <table:table-cell table:number-columns-repeated="10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66.2">
            <text:p>666.2</text:p>
          </table:table-cell>
          <table:table-cell table:style-name="ce4" office:value-type="float" office:value="0.18">
            <text:p>0.18</text:p>
          </table:table-cell>
          <table:table-cell table:number-columns-repeated="10"/>
        </table:table-row>
        <table:table-row table:style-name="ro1">
          <table:table-cell table:style-name="ce2" office:value-type="float" office:value="666.4">
            <text:p>666.4</text:p>
          </table:table-cell>
          <table:table-cell table:style-name="ce4" office:value-type="float" office:value="0.14">
            <text:p>0.14</text:p>
          </table:table-cell>
          <table:table-cell table:number-columns-repeated="10"/>
        </table:table-row>
        <table:table-row table:style-name="ro1">
          <table:table-cell table:style-name="ce2" office:value-type="float" office:value="666.6">
            <text:p>666.6</text:p>
          </table:table-cell>
          <table:table-cell table:style-name="ce4" office:value-type="float" office:value="0.11">
            <text:p>0.11</text:p>
          </table:table-cell>
          <table:table-cell table:number-columns-repeated="10"/>
        </table:table-row>
        <table:table-row table:style-name="ro1">
          <table:table-cell table:style-name="ce2" office:value-type="float" office:value="666.8">
            <text:p>666.8</text:p>
          </table:table-cell>
          <table:table-cell table:style-name="ce4" office:value-type="float" office:value="0.09">
            <text:p>0.09</text:p>
          </table:table-cell>
          <table:table-cell table:number-columns-repeated="10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67.2">
            <text:p>667.2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67.4">
            <text:p>667.4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67.6">
            <text:p>667.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7.8">
            <text:p>667.8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2">
            <text:p>668.2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4">
            <text:p>668.4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6">
            <text:p>668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8">
            <text:p>668.8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2">
            <text:p>669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4">
            <text:p>669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6">
            <text:p>669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8">
            <text:p>669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2">
            <text:p>670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4">
            <text:p>670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6">
            <text:p>670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8">
            <text:p>670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2">
            <text:p>67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4">
            <text:p>671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6">
            <text:p>671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8">
            <text:p>671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2">
            <text:p>67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4">
            <text:p>67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6">
            <text:p>672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8">
            <text:p>672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 table:number-rows-repeated="654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8/07/2007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% Transmittance</text:p>
          </table:table-cell>
          <table:table-cell office:value-type="string">
            <text:p>Magnitude</text:p>
          </table:table-cell>
          <table:table-cell office:value-type="string">
            <text:p>Flux</text:p>
          </table:table-cell>
          <table:table-cell/>
          <table:table-cell office:value-type="string">
            <text:p>Total Flux</text:p>
          </table:table-cell>
          <table:table-cell office:value-type="string">
            <text:p>Total Mag</text:p>
          </table:table-cell>
          <table:table-cell office:value-type="string">
            <text:p>Airmass Mag</text:p>
          </table:table-cell>
          <table:table-cell/>
          <table:table-cell office:value-type="string">
            <text:p>Correction Factor</text:p>
          </table:table-cell>
        </table:table-row>
        <table:table-row table:style-name="ro1">
          <table:table-cell table:style-name="ce2" office:value-type="float" office:value="651.2">
            <text:p>65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1.4">
            <text:p>651.4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21:.B45])" office:value-type="float" office:value="0.314">
            <text:p>0.31</text:p>
          </table:table-cell>
          <table:table-cell office:value-type="float" office:value="11.086">
            <text:p>11.09</text:p>
          </table:table-cell>
          <table:table-cell table:formula="oooc:=10^(([.E3]+21.48)/-2.5)" office:value-type="float" office:value="0.000000000000094102248352675">
            <text:p>9.41E-14</text:p>
          </table:table-cell>
          <table:table-cell/>
          <table:table-cell table:style-name="ce5" table:formula="oooc:=[.D3]*[.F3]+[.D4]*[.F4]+[.D5]*[.F5]" office:value-type="float" office:value="0.000000000000111660850273835">
            <text:p>1.12E-13</text:p>
          </table:table-cell>
          <table:table-cell table:formula="oooc:=-2.5*LOG([.H3];10)-21.48" office:value-type="float" office:value="10.9002476735302">
            <text:p>10.9</text:p>
          </table:table-cell>
          <table:table-cell table:formula="oooc:=[.I3]-0.114*[.E9]" office:value-type="float" office:value="10.7707436735302">
            <text:p>10.77</text:p>
          </table:table-cell>
          <table:table-cell/>
          <table:table-cell table:style-name="ce5" table:formula="oooc:=(10^(([.J3]+21.48)/-2.5))/(10^(([.H10]+21.48)/-2.5))" office:value-type="float" office:value="1.30570523037938E-020">
            <text:p>1.31E-20</text:p>
          </table:table-cell>
        </table:table-row>
        <table:table-row table:style-name="ro1">
          <table:table-cell table:style-name="ce2" office:value-type="float" office:value="651.6">
            <text:p>651.6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46:.B70])" office:value-type="float" office:value="0.8036">
            <text:p>0.8</text:p>
          </table:table-cell>
          <table:table-cell office:value-type="float" office:value="11.16">
            <text:p>11.16</text:p>
          </table:table-cell>
          <table:table-cell table:formula="oooc:=10^(([.E4]+21.48)/-2.5)" office:value-type="float" office:value="0.0000000000000879022516830882">
            <text:p>8.79E-14</text:p>
          </table:table-cell>
          <table:table-cell table:number-columns-repeated="6"/>
        </table:table-row>
        <table:table-row table:style-name="ro1">
          <table:table-cell table:style-name="ce2" office:value-type="float" office:value="651.8">
            <text:p>651.8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71:.B95])" office:value-type="float" office:value="0.1216">
            <text:p>0.12</text:p>
          </table:table-cell>
          <table:table-cell office:value-type="float" office:value="11.083">
            <text:p>11.08</text:p>
          </table:table-cell>
          <table:table-cell table:formula="oooc:=10^(([.E5]+21.48)/-2.5)" office:value-type="float" office:value="0.0000000000000943626220276723">
            <text:p>9.44E-14</text:p>
          </table:table-cell>
          <table:table-cell table:number-columns-repeated="6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2">
            <text:p>65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4">
            <text:p>65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2" office:value-type="float" office:value="652.6">
            <text:p>652.6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Airmass</text:p>
          </table:table-cell>
          <table:table-cell table:style-name="ce6" office:value-type="float" office:value="1.136">
            <text:p>1.14</text:p>
          </table:table-cell>
          <table:table-cell table:number-columns-repeated="7"/>
        </table:table-row>
        <table:table-row table:style-name="ro1">
          <table:table-cell table:style-name="ce2" office:value-type="float" office:value="652.8">
            <text:p>652.8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Phot Flux</text:p>
          </table:table-cell>
          <table:table-cell office:value-type="float" office:value="3200931">
            <text:p>3200931</text:p>
          </table:table-cell>
          <table:table-cell/>
          <table:table-cell office:value-type="string">
            <text:p>Phot Mag:</text:p>
          </table:table-cell>
          <table:table-cell table:formula="oooc:=-2.5*LOG([.E10]/[.E11];10)-25" office:value-type="float" office:value="-38.9396434669491">
            <text:p>-38.94</text:p>
          </table:table-cell>
          <table:table-cell table:number-columns-repeated="4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Exposure</text:p>
          </table:table-cell>
          <table:table-cell office:value-type="float" office:value="8.5">
            <text:p>8.5</text:p>
          </table:table-cell>
          <table:table-cell table:number-columns-repeated="7"/>
        </table:table-row>
        <table:table-row table:style-name="ro1">
          <table:table-cell table:style-name="ce2" office:value-type="float" office:value="653.2">
            <text:p>653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4">
            <text:p>653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6">
            <text:p>653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8">
            <text:p>653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.2">
            <text:p>654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4">
            <text:p>654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6">
            <text:p>654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8">
            <text:p>654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2">
            <text:p>655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4">
            <text:p>655.4</text:p>
          </table:table-cell>
          <table:table-cell table:style-name="ce4" office:value-type="float" office:value="0.02">
            <text:p>0.02</text:p>
          </table:table-cell>
          <table:table-cell table:number-columns-repeated="5"/>
          <table:table-cell>
            <draw:frame table:end-cell-address="'18/07/2007'.O52" table:end-x="0.5693in" table:end-y="0.1146in" draw:z-index="0" draw:style-name="gr1" svg:width="6.285in" svg:height="4.8335in" svg:x="0.5075in" svg:y="0.1362in">
              <draw:object draw:notify-on-update-of-ranges="'18/07/2007'.B1:'18/07/2007'.B111 '18/07/2007'.A1:'18/07/2007'.A1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2" office:value-type="float" office:value="655.6">
            <text:p>655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55.8">
            <text:p>655.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56.2">
            <text:p>656.2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56.4">
            <text:p>656.4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56.6">
            <text:p>656.6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56.8">
            <text:p>656.8</text:p>
          </table:table-cell>
          <table:table-cell table:style-name="ce4" office:value-type="float" office:value="0.1">
            <text:p>0.1</text:p>
          </table:table-cell>
          <table:table-cell table:number-columns-repeated="10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4" office:value-type="float" office:value="0.13">
            <text:p>0.13</text:p>
          </table:table-cell>
          <table:table-cell table:number-columns-repeated="10"/>
        </table:table-row>
        <table:table-row table:style-name="ro1">
          <table:table-cell table:style-name="ce2" office:value-type="float" office:value="657.2">
            <text:p>657.2</text:p>
          </table:table-cell>
          <table:table-cell table:style-name="ce4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table:style-name="ce2" office:value-type="float" office:value="657.4">
            <text:p>657.4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57.6">
            <text:p>657.6</text:p>
          </table:table-cell>
          <table:table-cell table:style-name="ce4" office:value-type="float" office:value="0.27">
            <text:p>0.27</text:p>
          </table:table-cell>
          <table:table-cell table:number-columns-repeated="10"/>
        </table:table-row>
        <table:table-row table:style-name="ro1">
          <table:table-cell table:style-name="ce2" office:value-type="float" office:value="657.8">
            <text:p>657.8</text:p>
          </table:table-cell>
          <table:table-cell table:style-name="ce4" office:value-type="float" office:value="0.32">
            <text:p>0.32</text:p>
          </table:table-cell>
          <table:table-cell table:number-columns-repeated="10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4" office:value-type="float" office:value="0.38">
            <text:p>0.38</text:p>
          </table:table-cell>
          <table:table-cell table:number-columns-repeated="10"/>
        </table:table-row>
        <table:table-row table:style-name="ro1">
          <table:table-cell table:style-name="ce2" office:value-type="float" office:value="658.2">
            <text:p>658.2</text:p>
          </table:table-cell>
          <table:table-cell table:style-name="ce4" office:value-type="float" office:value="0.45">
            <text:p>0.45</text:p>
          </table:table-cell>
          <table:table-cell table:number-columns-repeated="10"/>
        </table:table-row>
        <table:table-row table:style-name="ro1">
          <table:table-cell table:style-name="ce2" office:value-type="float" office:value="658.4">
            <text:p>658.4</text:p>
          </table:table-cell>
          <table:table-cell table:style-name="ce4" office:value-type="float" office:value="0.51">
            <text:p>0.51</text:p>
          </table:table-cell>
          <table:table-cell table:number-columns-repeated="10"/>
        </table:table-row>
        <table:table-row table:style-name="ro1">
          <table:table-cell table:style-name="ce2" office:value-type="float" office:value="658.6">
            <text:p>658.6</text:p>
          </table:table-cell>
          <table:table-cell table:style-name="ce4"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table:style-name="ce2" office:value-type="float" office:value="658.8">
            <text:p>658.8</text:p>
          </table:table-cell>
          <table:table-cell table:style-name="ce4" office:value-type="float" office:value="0.63">
            <text:p>0.63</text:p>
          </table:table-cell>
          <table:table-cell table:number-columns-repeated="10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4"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table:style-name="ce2" office:value-type="float" office:value="659.2">
            <text:p>659.2</text:p>
          </table:table-cell>
          <table:table-cell table:style-name="ce4"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table:style-name="ce2" office:value-type="float" office:value="659.4">
            <text:p>659.4</text:p>
          </table:table-cell>
          <table:table-cell table:style-name="ce4" office:value-type="float" office:value="0.76">
            <text:p>0.76</text:p>
          </table:table-cell>
          <table:table-cell table:number-columns-repeated="10"/>
        </table:table-row>
        <table:table-row table:style-name="ro1">
          <table:table-cell table:style-name="ce2" office:value-type="float" office:value="659.6">
            <text:p>659.6</text:p>
          </table:table-cell>
          <table:table-cell table:style-name="ce4" office:value-type="float" office:value="0.79">
            <text:p>0.79</text:p>
          </table:table-cell>
          <table:table-cell table:number-columns-repeated="10"/>
        </table:table-row>
        <table:table-row table:style-name="ro1">
          <table:table-cell table:style-name="ce2" office:value-type="float" office:value="659.8">
            <text:p>659.8</text:p>
          </table:table-cell>
          <table:table-cell table:style-name="ce4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4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style-name="ce2" office:value-type="float" office:value="660.2">
            <text:p>660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4">
            <text:p>660.4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6">
            <text:p>660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0.8">
            <text:p>660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2">
            <text:p>661.2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4">
            <text:p>661.4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6">
            <text:p>661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8">
            <text:p>661.8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2">
            <text:p>662.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4">
            <text:p>662.4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6">
            <text:p>662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2.8">
            <text:p>662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.2">
            <text:p>663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3.4">
            <text:p>663.4</text:p>
          </table:table-cell>
          <table:table-cell table:style-name="ce4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style-name="ce2" office:value-type="float" office:value="663.6">
            <text:p>663.6</text:p>
          </table:table-cell>
          <table:table-cell table:style-name="ce4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style-name="ce2" office:value-type="float" office:value="663.8">
            <text:p>663.8</text:p>
          </table:table-cell>
          <table:table-cell table:style-name="ce4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4" office:value-type="float" office:value="0.74">
            <text:p>0.74</text:p>
          </table:table-cell>
          <table:table-cell table:number-columns-repeated="10"/>
        </table:table-row>
        <table:table-row table:style-name="ro1">
          <table:table-cell table:style-name="ce2" office:value-type="float" office:value="664.2">
            <text:p>664.2</text:p>
          </table:table-cell>
          <table:table-cell table:style-name="ce4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style-name="ce2" office:value-type="float" office:value="664.4">
            <text:p>664.4</text:p>
          </table:table-cell>
          <table:table-cell table:style-name="ce4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style-name="ce2" office:value-type="float" office:value="664.6">
            <text:p>664.6</text:p>
          </table:table-cell>
          <table:table-cell table:style-name="ce4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style-name="ce2" office:value-type="float" office:value="664.8">
            <text:p>664.8</text:p>
          </table:table-cell>
          <table:table-cell table:style-name="ce4" office:value-type="float" office:value="0.55">
            <text:p>0.55</text:p>
          </table:table-cell>
          <table:table-cell table:number-columns-repeated="10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4" office:value-type="float" office:value="0.49">
            <text:p>0.49</text:p>
          </table:table-cell>
          <table:table-cell table:number-columns-repeated="10"/>
        </table:table-row>
        <table:table-row table:style-name="ro1">
          <table:table-cell table:style-name="ce2" office:value-type="float" office:value="665.2">
            <text:p>665.2</text:p>
          </table:table-cell>
          <table:table-cell table:style-name="ce4"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table:style-name="ce2" office:value-type="float" office:value="665.4">
            <text:p>665.4</text:p>
          </table:table-cell>
          <table:table-cell table:style-name="ce4"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style-name="ce2" office:value-type="float" office:value="665.6">
            <text:p>665.6</text:p>
          </table:table-cell>
          <table:table-cell table:style-name="ce4" office:value-type="float" office:value="0.31">
            <text:p>0.31</text:p>
          </table:table-cell>
          <table:table-cell table:number-columns-repeated="10"/>
        </table:table-row>
        <table:table-row table:style-name="ro1">
          <table:table-cell table:style-name="ce2" office:value-type="float" office:value="665.8">
            <text:p>665.8</text:p>
          </table:table-cell>
          <table:table-cell table:style-name="ce4" office:value-type="float" office:value="0.26">
            <text:p>0.26</text:p>
          </table:table-cell>
          <table:table-cell table:number-columns-repeated="10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66.2">
            <text:p>666.2</text:p>
          </table:table-cell>
          <table:table-cell table:style-name="ce4" office:value-type="float" office:value="0.18">
            <text:p>0.18</text:p>
          </table:table-cell>
          <table:table-cell table:number-columns-repeated="10"/>
        </table:table-row>
        <table:table-row table:style-name="ro1">
          <table:table-cell table:style-name="ce2" office:value-type="float" office:value="666.4">
            <text:p>666.4</text:p>
          </table:table-cell>
          <table:table-cell table:style-name="ce4" office:value-type="float" office:value="0.14">
            <text:p>0.14</text:p>
          </table:table-cell>
          <table:table-cell table:number-columns-repeated="10"/>
        </table:table-row>
        <table:table-row table:style-name="ro1">
          <table:table-cell table:style-name="ce2" office:value-type="float" office:value="666.6">
            <text:p>666.6</text:p>
          </table:table-cell>
          <table:table-cell table:style-name="ce4" office:value-type="float" office:value="0.11">
            <text:p>0.11</text:p>
          </table:table-cell>
          <table:table-cell table:number-columns-repeated="10"/>
        </table:table-row>
        <table:table-row table:style-name="ro1">
          <table:table-cell table:style-name="ce2" office:value-type="float" office:value="666.8">
            <text:p>666.8</text:p>
          </table:table-cell>
          <table:table-cell table:style-name="ce4" office:value-type="float" office:value="0.09">
            <text:p>0.09</text:p>
          </table:table-cell>
          <table:table-cell table:number-columns-repeated="10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67.2">
            <text:p>667.2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67.4">
            <text:p>667.4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67.6">
            <text:p>667.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7.8">
            <text:p>667.8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2">
            <text:p>668.2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4">
            <text:p>668.4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6">
            <text:p>668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8">
            <text:p>668.8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2">
            <text:p>669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4">
            <text:p>669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6">
            <text:p>669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8">
            <text:p>669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2">
            <text:p>670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4">
            <text:p>670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6">
            <text:p>670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8">
            <text:p>670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2">
            <text:p>67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4">
            <text:p>671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6">
            <text:p>671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8">
            <text:p>671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2">
            <text:p>67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4">
            <text:p>67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6">
            <text:p>672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8">
            <text:p>672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 table:number-rows-repeated="654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/07/2007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% Transmittance</text:p>
          </table:table-cell>
          <table:table-cell office:value-type="string">
            <text:p>Magnitude</text:p>
          </table:table-cell>
          <table:table-cell office:value-type="string">
            <text:p>Flux</text:p>
          </table:table-cell>
          <table:table-cell/>
          <table:table-cell office:value-type="string">
            <text:p>Total Flux</text:p>
          </table:table-cell>
          <table:table-cell office:value-type="string">
            <text:p>Total Mag</text:p>
          </table:table-cell>
          <table:table-cell office:value-type="string">
            <text:p>Airmass Mag</text:p>
          </table:table-cell>
          <table:table-cell/>
          <table:table-cell office:value-type="string">
            <text:p>Correction Factor</text:p>
          </table:table-cell>
        </table:table-row>
        <table:table-row table:style-name="ro1">
          <table:table-cell table:style-name="ce2" office:value-type="float" office:value="651.2">
            <text:p>65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1.4">
            <text:p>651.4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21:.B45])" office:value-type="float" office:value="0.314">
            <text:p>0.31</text:p>
          </table:table-cell>
          <table:table-cell office:value-type="float" office:value="10.028">
            <text:p>10.03</text:p>
          </table:table-cell>
          <table:table-cell table:formula="oooc:=10^(([.E3]+21.48)/-2.5)" office:value-type="float" office:value="0.000000000000249344618809782">
            <text:p>2.49E-13</text:p>
          </table:table-cell>
          <table:table-cell/>
          <table:table-cell table:style-name="ce5" table:formula="oooc:=[.D3]*[.F3]+[.D4]*[.F4]+[.D5]*[.F5]" office:value-type="float" office:value="0.000000000000301395180870937">
            <text:p>3.01E-13</text:p>
          </table:table-cell>
          <table:table-cell table:formula="oooc:=-2.5*LOG([.H3];10)-21.48" office:value-type="float" office:value="9.8221592401886">
            <text:p>9.82</text:p>
          </table:table-cell>
          <table:table-cell table:formula="oooc:=[.I3]-0.114*[.E9]" office:value-type="float" office:value="9.6728192401886">
            <text:p>9.67</text:p>
          </table:table-cell>
          <table:table-cell/>
          <table:table-cell table:style-name="ce5" table:formula="oooc:=(10^(([.J3]+21.48)/-2.5))/(10^(([.H10]+21.48)/-2.5))" office:value-type="float" office:value="1.33046794344775E-020">
            <text:p>1.33E-20</text:p>
          </table:table-cell>
        </table:table-row>
        <table:table-row table:style-name="ro1">
          <table:table-cell table:style-name="ce2" office:value-type="float" office:value="651.6">
            <text:p>651.6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46:.B70])" office:value-type="float" office:value="0.8036">
            <text:p>0.8</text:p>
          </table:table-cell>
          <table:table-cell office:value-type="float" office:value="10.072">
            <text:p>10.07</text:p>
          </table:table-cell>
          <table:table-cell table:formula="oooc:=10^(([.E4]+21.48)/-2.5)" office:value-type="float" office:value="0.000000000000239441817286338">
            <text:p>2.39E-13</text:p>
          </table:table-cell>
          <table:table-cell table:number-columns-repeated="6"/>
        </table:table-row>
        <table:table-row table:style-name="ro1">
          <table:table-cell table:style-name="ce2" office:value-type="float" office:value="651.8">
            <text:p>651.8</text:p>
          </table:table-cell>
          <table:table-cell table:style-name="ce4" office:value-type="float" office:value="0">
            <text:p>0</text:p>
          </table:table-cell>
          <table:table-cell/>
          <table:table-cell table:formula="oooc:=AVERAGE([.B71:.B95])" office:value-type="float" office:value="0.1216">
            <text:p>0.12</text:p>
          </table:table-cell>
          <table:table-cell office:value-type="float" office:value="10.015">
            <text:p>10.02</text:p>
          </table:table-cell>
          <table:table-cell table:formula="oooc:=10^(([.E5]+21.48)/-2.5)" office:value-type="float" office:value="0.000000000000252348077248057">
            <text:p>2.52E-13</text:p>
          </table:table-cell>
          <table:table-cell table:number-columns-repeated="6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2">
            <text:p>65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2.4">
            <text:p>65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2" office:value-type="float" office:value="652.6">
            <text:p>652.6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Airmass</text:p>
          </table:table-cell>
          <table:table-cell table:style-name="ce6" office:value-type="float" office:value="1.31">
            <text:p>1.31</text:p>
          </table:table-cell>
          <table:table-cell table:number-columns-repeated="7"/>
        </table:table-row>
        <table:table-row table:style-name="ro1">
          <table:table-cell table:style-name="ce2" office:value-type="float" office:value="652.8">
            <text:p>652.8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Phot Flux</text:p>
          </table:table-cell>
          <table:table-cell office:value-type="float" office:value="2539849">
            <text:p>2539849</text:p>
          </table:table-cell>
          <table:table-cell/>
          <table:table-cell office:value-type="string">
            <text:p>Phot Mag:</text:p>
          </table:table-cell>
          <table:table-cell table:formula="oooc:=-2.5*LOG([.E10]/[.E11];10)-25" office:value-type="float" office:value="-40.0171697222161">
            <text:p>-40.02</text:p>
          </table:table-cell>
          <table:table-cell table:number-columns-repeated="4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Exposure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style-name="ce2" office:value-type="float" office:value="653.2">
            <text:p>653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4">
            <text:p>653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6">
            <text:p>653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3.8">
            <text:p>653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54.2">
            <text:p>654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4">
            <text:p>654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6">
            <text:p>654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4.8">
            <text:p>654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2">
            <text:p>655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55.4">
            <text:p>655.4</text:p>
          </table:table-cell>
          <table:table-cell table:style-name="ce4" office:value-type="float" office:value="0.02">
            <text:p>0.02</text:p>
          </table:table-cell>
          <table:table-cell table:number-columns-repeated="5"/>
          <table:table-cell>
            <draw:frame table:end-cell-address="'20/07/2007'.O52" table:end-x="0.5693in" table:end-y="0.1146in" draw:z-index="0" draw:style-name="gr1" svg:width="6.285in" svg:height="4.8335in" svg:x="0.5075in" svg:y="0.1362in">
              <draw:object draw:notify-on-update-of-ranges="'20/07/2007'.B1:'20/07/2007'.B111 '20/07/2007'.A1:'20/07/2007'.A1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2" office:value-type="float" office:value="655.6">
            <text:p>655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55.8">
            <text:p>655.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56.2">
            <text:p>656.2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56.4">
            <text:p>656.4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56.6">
            <text:p>656.6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56.8">
            <text:p>656.8</text:p>
          </table:table-cell>
          <table:table-cell table:style-name="ce4" office:value-type="float" office:value="0.1">
            <text:p>0.1</text:p>
          </table:table-cell>
          <table:table-cell table:number-columns-repeated="10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4" office:value-type="float" office:value="0.13">
            <text:p>0.13</text:p>
          </table:table-cell>
          <table:table-cell table:number-columns-repeated="10"/>
        </table:table-row>
        <table:table-row table:style-name="ro1">
          <table:table-cell table:style-name="ce2" office:value-type="float" office:value="657.2">
            <text:p>657.2</text:p>
          </table:table-cell>
          <table:table-cell table:style-name="ce4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table:style-name="ce2" office:value-type="float" office:value="657.4">
            <text:p>657.4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57.6">
            <text:p>657.6</text:p>
          </table:table-cell>
          <table:table-cell table:style-name="ce4" office:value-type="float" office:value="0.27">
            <text:p>0.27</text:p>
          </table:table-cell>
          <table:table-cell table:number-columns-repeated="10"/>
        </table:table-row>
        <table:table-row table:style-name="ro1">
          <table:table-cell table:style-name="ce2" office:value-type="float" office:value="657.8">
            <text:p>657.8</text:p>
          </table:table-cell>
          <table:table-cell table:style-name="ce4" office:value-type="float" office:value="0.32">
            <text:p>0.32</text:p>
          </table:table-cell>
          <table:table-cell table:number-columns-repeated="10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4" office:value-type="float" office:value="0.38">
            <text:p>0.38</text:p>
          </table:table-cell>
          <table:table-cell table:number-columns-repeated="10"/>
        </table:table-row>
        <table:table-row table:style-name="ro1">
          <table:table-cell table:style-name="ce2" office:value-type="float" office:value="658.2">
            <text:p>658.2</text:p>
          </table:table-cell>
          <table:table-cell table:style-name="ce4" office:value-type="float" office:value="0.45">
            <text:p>0.45</text:p>
          </table:table-cell>
          <table:table-cell table:number-columns-repeated="10"/>
        </table:table-row>
        <table:table-row table:style-name="ro1">
          <table:table-cell table:style-name="ce2" office:value-type="float" office:value="658.4">
            <text:p>658.4</text:p>
          </table:table-cell>
          <table:table-cell table:style-name="ce4" office:value-type="float" office:value="0.51">
            <text:p>0.51</text:p>
          </table:table-cell>
          <table:table-cell table:number-columns-repeated="10"/>
        </table:table-row>
        <table:table-row table:style-name="ro1">
          <table:table-cell table:style-name="ce2" office:value-type="float" office:value="658.6">
            <text:p>658.6</text:p>
          </table:table-cell>
          <table:table-cell table:style-name="ce4"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table:style-name="ce2" office:value-type="float" office:value="658.8">
            <text:p>658.8</text:p>
          </table:table-cell>
          <table:table-cell table:style-name="ce4" office:value-type="float" office:value="0.63">
            <text:p>0.63</text:p>
          </table:table-cell>
          <table:table-cell table:number-columns-repeated="10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4"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table:style-name="ce2" office:value-type="float" office:value="659.2">
            <text:p>659.2</text:p>
          </table:table-cell>
          <table:table-cell table:style-name="ce4"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table:style-name="ce2" office:value-type="float" office:value="659.4">
            <text:p>659.4</text:p>
          </table:table-cell>
          <table:table-cell table:style-name="ce4" office:value-type="float" office:value="0.76">
            <text:p>0.76</text:p>
          </table:table-cell>
          <table:table-cell table:number-columns-repeated="10"/>
        </table:table-row>
        <table:table-row table:style-name="ro1">
          <table:table-cell table:style-name="ce2" office:value-type="float" office:value="659.6">
            <text:p>659.6</text:p>
          </table:table-cell>
          <table:table-cell table:style-name="ce4" office:value-type="float" office:value="0.79">
            <text:p>0.79</text:p>
          </table:table-cell>
          <table:table-cell table:number-columns-repeated="10"/>
        </table:table-row>
        <table:table-row table:style-name="ro1">
          <table:table-cell table:style-name="ce2" office:value-type="float" office:value="659.8">
            <text:p>659.8</text:p>
          </table:table-cell>
          <table:table-cell table:style-name="ce4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4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style-name="ce2" office:value-type="float" office:value="660.2">
            <text:p>660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4">
            <text:p>660.4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0.6">
            <text:p>660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0.8">
            <text:p>660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2">
            <text:p>661.2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4">
            <text:p>661.4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6">
            <text:p>661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1.8">
            <text:p>661.8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2">
            <text:p>662.2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4">
            <text:p>662.4</text:p>
          </table:table-cell>
          <table:table-cell table:style-name="ce4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style-name="ce2" office:value-type="float" office:value="662.6">
            <text:p>662.6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2.8">
            <text:p>662.8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4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style-name="ce2" office:value-type="float" office:value="663.2">
            <text:p>663.2</text:p>
          </table:table-cell>
          <table:table-cell table:style-name="ce4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style-name="ce2" office:value-type="float" office:value="663.4">
            <text:p>663.4</text:p>
          </table:table-cell>
          <table:table-cell table:style-name="ce4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style-name="ce2" office:value-type="float" office:value="663.6">
            <text:p>663.6</text:p>
          </table:table-cell>
          <table:table-cell table:style-name="ce4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style-name="ce2" office:value-type="float" office:value="663.8">
            <text:p>663.8</text:p>
          </table:table-cell>
          <table:table-cell table:style-name="ce4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4" office:value-type="float" office:value="0.74">
            <text:p>0.74</text:p>
          </table:table-cell>
          <table:table-cell table:number-columns-repeated="10"/>
        </table:table-row>
        <table:table-row table:style-name="ro1">
          <table:table-cell table:style-name="ce2" office:value-type="float" office:value="664.2">
            <text:p>664.2</text:p>
          </table:table-cell>
          <table:table-cell table:style-name="ce4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style-name="ce2" office:value-type="float" office:value="664.4">
            <text:p>664.4</text:p>
          </table:table-cell>
          <table:table-cell table:style-name="ce4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style-name="ce2" office:value-type="float" office:value="664.6">
            <text:p>664.6</text:p>
          </table:table-cell>
          <table:table-cell table:style-name="ce4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style-name="ce2" office:value-type="float" office:value="664.8">
            <text:p>664.8</text:p>
          </table:table-cell>
          <table:table-cell table:style-name="ce4" office:value-type="float" office:value="0.55">
            <text:p>0.55</text:p>
          </table:table-cell>
          <table:table-cell table:number-columns-repeated="10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4" office:value-type="float" office:value="0.49">
            <text:p>0.49</text:p>
          </table:table-cell>
          <table:table-cell table:number-columns-repeated="10"/>
        </table:table-row>
        <table:table-row table:style-name="ro1">
          <table:table-cell table:style-name="ce2" office:value-type="float" office:value="665.2">
            <text:p>665.2</text:p>
          </table:table-cell>
          <table:table-cell table:style-name="ce4"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table:style-name="ce2" office:value-type="float" office:value="665.4">
            <text:p>665.4</text:p>
          </table:table-cell>
          <table:table-cell table:style-name="ce4"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style-name="ce2" office:value-type="float" office:value="665.6">
            <text:p>665.6</text:p>
          </table:table-cell>
          <table:table-cell table:style-name="ce4" office:value-type="float" office:value="0.31">
            <text:p>0.31</text:p>
          </table:table-cell>
          <table:table-cell table:number-columns-repeated="10"/>
        </table:table-row>
        <table:table-row table:style-name="ro1">
          <table:table-cell table:style-name="ce2" office:value-type="float" office:value="665.8">
            <text:p>665.8</text:p>
          </table:table-cell>
          <table:table-cell table:style-name="ce4" office:value-type="float" office:value="0.26">
            <text:p>0.26</text:p>
          </table:table-cell>
          <table:table-cell table:number-columns-repeated="10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4" office:value-type="float" office:value="0.22">
            <text:p>0.22</text:p>
          </table:table-cell>
          <table:table-cell table:number-columns-repeated="10"/>
        </table:table-row>
        <table:table-row table:style-name="ro1">
          <table:table-cell table:style-name="ce2" office:value-type="float" office:value="666.2">
            <text:p>666.2</text:p>
          </table:table-cell>
          <table:table-cell table:style-name="ce4" office:value-type="float" office:value="0.18">
            <text:p>0.18</text:p>
          </table:table-cell>
          <table:table-cell table:number-columns-repeated="10"/>
        </table:table-row>
        <table:table-row table:style-name="ro1">
          <table:table-cell table:style-name="ce2" office:value-type="float" office:value="666.4">
            <text:p>666.4</text:p>
          </table:table-cell>
          <table:table-cell table:style-name="ce4" office:value-type="float" office:value="0.14">
            <text:p>0.14</text:p>
          </table:table-cell>
          <table:table-cell table:number-columns-repeated="10"/>
        </table:table-row>
        <table:table-row table:style-name="ro1">
          <table:table-cell table:style-name="ce2" office:value-type="float" office:value="666.6">
            <text:p>666.6</text:p>
          </table:table-cell>
          <table:table-cell table:style-name="ce4" office:value-type="float" office:value="0.11">
            <text:p>0.11</text:p>
          </table:table-cell>
          <table:table-cell table:number-columns-repeated="10"/>
        </table:table-row>
        <table:table-row table:style-name="ro1">
          <table:table-cell table:style-name="ce2" office:value-type="float" office:value="666.8">
            <text:p>666.8</text:p>
          </table:table-cell>
          <table:table-cell table:style-name="ce4" office:value-type="float" office:value="0.09">
            <text:p>0.09</text:p>
          </table:table-cell>
          <table:table-cell table:number-columns-repeated="10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4" office:value-type="float" office:value="0.08">
            <text:p>0.08</text:p>
          </table:table-cell>
          <table:table-cell table:number-columns-repeated="10"/>
        </table:table-row>
        <table:table-row table:style-name="ro1">
          <table:table-cell table:style-name="ce2" office:value-type="float" office:value="667.2">
            <text:p>667.2</text:p>
          </table:table-cell>
          <table:table-cell table:style-name="ce4" office:value-type="float" office:value="0.06">
            <text:p>0.06</text:p>
          </table:table-cell>
          <table:table-cell table:number-columns-repeated="10"/>
        </table:table-row>
        <table:table-row table:style-name="ro1">
          <table:table-cell table:style-name="ce2" office:value-type="float" office:value="667.4">
            <text:p>667.4</text:p>
          </table:table-cell>
          <table:table-cell table:style-name="ce4"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 table:style-name="ce2" office:value-type="float" office:value="667.6">
            <text:p>667.6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7.8">
            <text:p>667.8</text:p>
          </table:table-cell>
          <table:table-cell table:style-name="ce4"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2">
            <text:p>668.2</text:p>
          </table:table-cell>
          <table:table-cell table:style-name="ce4"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table:style-name="ce2" office:value-type="float" office:value="668.4">
            <text:p>668.4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6">
            <text:p>668.6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8.8">
            <text:p>668.8</text:p>
          </table:table-cell>
          <table:table-cell table:style-name="ce4"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2">
            <text:p>669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4">
            <text:p>669.4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6">
            <text:p>669.6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69.8">
            <text:p>669.8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2">
            <text:p>670.2</text:p>
          </table:table-cell>
          <table:table-cell table:style-name="ce4"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style-name="ce2" office:value-type="float" office:value="670.4">
            <text:p>670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6">
            <text:p>670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0.8">
            <text:p>670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2">
            <text:p>671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4">
            <text:p>671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6">
            <text:p>671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1.8">
            <text:p>671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2">
            <text:p>672.2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4">
            <text:p>672.4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6">
            <text:p>672.6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2.8">
            <text:p>672.8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 table:number-rows-repeated="6542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09/28/2009</text:date>, <text:time>16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09-25T14:33:01</meta:creation-date>
    <dc:creator>Cameron Sobie</dc:creator>
    <dc:date>2009-09-28T16:07:30</dc:date>
    <meta:editing-cycles>3</meta:editing-cycles>
    <meta:editing-duration>PT3H45M29S</meta:editing-duration>
    <meta:user-defined meta:name="Info 1"/>
    <meta:user-defined meta:name="Info 2"/>
    <meta:user-defined meta:name="Info 3"/>
    <meta:user-defined meta:name="Info 4"/>
    <meta:document-statistic meta:table-count="4" meta:cell-count="10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66cm" svg:height="12.28cm" chart:class="chart:scatter" chart:style-name="ch1">
        <chart:legend chart:legend-position="end" svg:x="13.649cm" svg:y="5.859cm" chart:style-name="ch2"/>
        <chart:plot-area chart:style-name="ch3" table:cell-range-address="'05/07/2007'.A1:'05/07/2007'.B111" svg:x="0.318cm" svg:y="0.244cm" svg:width="13.01cm" svg:height="11.54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5/07/2007'.B1:'05/07/2007'.B111" chart:class="chart:scatter">
            <chart:domain table:cell-range-address="'05/07/2007'.A1:'05/07/2007'.A111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51.2">
                <text:p>65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51.4">
                <text:p>65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51.6">
                <text:p>65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51.8">
                <text:p>65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52.2">
                <text:p>65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52.4">
                <text:p>65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52.6">
                <text:p>65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52.8">
                <text:p>65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53.2">
                <text:p>65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53.4">
                <text:p>65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53.6">
                <text:p>65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53.8">
                <text:p>65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54.2">
                <text:p>65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54.4">
                <text:p>65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54.6">
                <text:p>654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54.8">
                <text:p>654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5">
                <text:p>6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5.2">
                <text:p>655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5.4">
                <text:p>655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5.6">
                <text:p>65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5.8">
                <text:p>655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6">
                <text:p>6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6.2">
                <text:p>656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6.4">
                <text:p>65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6.6">
                <text:p>656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6.8">
                <text:p>656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7">
                <text:p>6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7.2">
                <text:p>657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7.4">
                <text:p>657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7.6">
                <text:p>657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7.8">
                <text:p>657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8">
                <text:p>6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8.2">
                <text:p>658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8.4">
                <text:p>658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8.6">
                <text:p>658.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8.8">
                <text:p>658.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9">
                <text:p>6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9.2">
                <text:p>659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9.4">
                <text:p>659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9.6">
                <text:p>659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9.8">
                <text:p>659.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60">
                <text:p>6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60.2">
                <text:p>660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60.4">
                <text:p>66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60.6">
                <text:p>660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60.8">
                <text:p>660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61">
                <text:p>6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61.2">
                <text:p>661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61.4">
                <text:p>661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61.6">
                <text:p>661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61.8">
                <text:p>661.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62">
                <text:p>6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62.2">
                <text:p>662.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62.4">
                <text:p>662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62.6">
                <text:p>662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62.8">
                <text:p>662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63">
                <text:p>66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63.2">
                <text:p>663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63.4">
                <text:p>663.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63.6">
                <text:p>66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63.8">
                <text:p>663.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64">
                <text:p>6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4.2">
                <text:p>664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64.4">
                <text:p>664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64.6">
                <text:p>66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64.8">
                <text:p>664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5">
                <text:p>66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5.2">
                <text:p>665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5.4">
                <text:p>665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5.6">
                <text:p>665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5.8">
                <text:p>665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6">
                <text:p>66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6.2">
                <text:p>666.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6.4">
                <text:p>666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6.6">
                <text:p>666.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6.8">
                <text:p>666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7">
                <text:p>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7.2">
                <text:p>66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7.4">
                <text:p>667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7.6">
                <text:p>667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7.8">
                <text:p>667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8">
                <text:p>6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8.2">
                <text:p>66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8.4">
                <text:p>66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8.6">
                <text:p>66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8.8">
                <text:p>668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9">
                <text:p>6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9.2">
                <text:p>66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9.4">
                <text:p>66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9.6">
                <text:p>66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9.8">
                <text:p>66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70">
                <text:p>6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70.2">
                <text:p>670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70.4">
                <text:p>6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70.6">
                <text:p>6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70.8">
                <text:p>6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71.2">
                <text:p>6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71.4">
                <text:p>6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71.6">
                <text:p>6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71.8">
                <text:p>6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72.2">
                <text:p>6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672.4">
                <text:p>6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72.6">
                <text:p>6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72.8">
                <text:p>6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66cm" svg:height="12.28cm" chart:class="chart:scatter" chart:style-name="ch1">
        <chart:legend chart:legend-position="end" svg:x="13.649cm" svg:y="5.859cm" chart:style-name="ch2"/>
        <chart:plot-area chart:style-name="ch3" table:cell-range-address="'11/07/2007'.A1:'11/07/2007'.B111" svg:x="0.317cm" svg:y="0.243cm" svg:width="13.01cm" svg:height="11.5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/07/2007'.B1:'11/07/2007'.B111" chart:class="chart:scatter">
            <chart:domain table:cell-range-address="'11/07/2007'.A1:'11/07/2007'.A111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51.2">
                <text:p>65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51.4">
                <text:p>65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51.6">
                <text:p>65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51.8">
                <text:p>65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52.2">
                <text:p>65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52.4">
                <text:p>65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52.6">
                <text:p>65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52.8">
                <text:p>65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53.2">
                <text:p>65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53.4">
                <text:p>65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53.6">
                <text:p>65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53.8">
                <text:p>65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54.2">
                <text:p>65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54.4">
                <text:p>65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54.6">
                <text:p>654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54.8">
                <text:p>654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5">
                <text:p>6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5.2">
                <text:p>655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5.4">
                <text:p>655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5.6">
                <text:p>65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5.8">
                <text:p>655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6">
                <text:p>6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6.2">
                <text:p>656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6.4">
                <text:p>65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6.6">
                <text:p>656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6.8">
                <text:p>656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7">
                <text:p>6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7.2">
                <text:p>657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7.4">
                <text:p>657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7.6">
                <text:p>657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7.8">
                <text:p>657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8">
                <text:p>6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8.2">
                <text:p>658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8.4">
                <text:p>658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8.6">
                <text:p>658.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8.8">
                <text:p>658.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9">
                <text:p>6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9.2">
                <text:p>659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9.4">
                <text:p>659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9.6">
                <text:p>659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9.8">
                <text:p>659.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60">
                <text:p>6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60.2">
                <text:p>660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60.4">
                <text:p>66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60.6">
                <text:p>660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60.8">
                <text:p>660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61">
                <text:p>6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61.2">
                <text:p>661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61.4">
                <text:p>661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61.6">
                <text:p>661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61.8">
                <text:p>661.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62">
                <text:p>6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62.2">
                <text:p>662.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62.4">
                <text:p>662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62.6">
                <text:p>662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62.8">
                <text:p>662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63">
                <text:p>66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63.2">
                <text:p>663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63.4">
                <text:p>663.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63.6">
                <text:p>66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63.8">
                <text:p>663.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64">
                <text:p>6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4.2">
                <text:p>664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64.4">
                <text:p>664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64.6">
                <text:p>66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64.8">
                <text:p>664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5">
                <text:p>66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5.2">
                <text:p>665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5.4">
                <text:p>665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5.6">
                <text:p>665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5.8">
                <text:p>665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6">
                <text:p>66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6.2">
                <text:p>666.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6.4">
                <text:p>666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6.6">
                <text:p>666.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6.8">
                <text:p>666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7">
                <text:p>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7.2">
                <text:p>66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7.4">
                <text:p>667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7.6">
                <text:p>667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7.8">
                <text:p>667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8">
                <text:p>6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8.2">
                <text:p>66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8.4">
                <text:p>66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8.6">
                <text:p>66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8.8">
                <text:p>668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9">
                <text:p>6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9.2">
                <text:p>66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9.4">
                <text:p>66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9.6">
                <text:p>66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9.8">
                <text:p>66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70">
                <text:p>6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70.2">
                <text:p>670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70.4">
                <text:p>6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70.6">
                <text:p>6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70.8">
                <text:p>6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71.2">
                <text:p>6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71.4">
                <text:p>6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71.6">
                <text:p>6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71.8">
                <text:p>6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72.2">
                <text:p>6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672.4">
                <text:p>6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72.6">
                <text:p>6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72.8">
                <text:p>6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66cm" svg:height="12.28cm" chart:class="chart:scatter" chart:style-name="ch1">
        <chart:legend chart:legend-position="end" svg:x="13.649cm" svg:y="5.859cm" chart:style-name="ch2"/>
        <chart:plot-area chart:style-name="ch3" table:cell-range-address="'18/07/2007'.A1:'18/07/2007'.B111" svg:x="0.316cm" svg:y="0.243cm" svg:width="13.01cm" svg:height="11.5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8/07/2007'.B1:'18/07/2007'.B111" chart:class="chart:scatter">
            <chart:domain table:cell-range-address="'18/07/2007'.A1:'18/07/2007'.A111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51.2">
                <text:p>65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51.4">
                <text:p>65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51.6">
                <text:p>65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51.8">
                <text:p>65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52.2">
                <text:p>65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52.4">
                <text:p>65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52.6">
                <text:p>65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52.8">
                <text:p>65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53.2">
                <text:p>65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53.4">
                <text:p>65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53.6">
                <text:p>65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53.8">
                <text:p>65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54.2">
                <text:p>65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54.4">
                <text:p>65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54.6">
                <text:p>654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54.8">
                <text:p>654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5">
                <text:p>6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5.2">
                <text:p>655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5.4">
                <text:p>655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5.6">
                <text:p>65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5.8">
                <text:p>655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6">
                <text:p>6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6.2">
                <text:p>656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6.4">
                <text:p>65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6.6">
                <text:p>656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6.8">
                <text:p>656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7">
                <text:p>6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7.2">
                <text:p>657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7.4">
                <text:p>657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7.6">
                <text:p>657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7.8">
                <text:p>657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8">
                <text:p>6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8.2">
                <text:p>658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8.4">
                <text:p>658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8.6">
                <text:p>658.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8.8">
                <text:p>658.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9">
                <text:p>6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9.2">
                <text:p>659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9.4">
                <text:p>659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9.6">
                <text:p>659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9.8">
                <text:p>659.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60">
                <text:p>6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60.2">
                <text:p>660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60.4">
                <text:p>66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60.6">
                <text:p>660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60.8">
                <text:p>660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61">
                <text:p>6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61.2">
                <text:p>661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61.4">
                <text:p>661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61.6">
                <text:p>661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61.8">
                <text:p>661.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62">
                <text:p>6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62.2">
                <text:p>662.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62.4">
                <text:p>662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62.6">
                <text:p>662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62.8">
                <text:p>662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63">
                <text:p>66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63.2">
                <text:p>663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63.4">
                <text:p>663.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63.6">
                <text:p>66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63.8">
                <text:p>663.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64">
                <text:p>6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4.2">
                <text:p>664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64.4">
                <text:p>664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64.6">
                <text:p>66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64.8">
                <text:p>664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5">
                <text:p>66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5.2">
                <text:p>665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5.4">
                <text:p>665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5.6">
                <text:p>665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5.8">
                <text:p>665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6">
                <text:p>66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6.2">
                <text:p>666.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6.4">
                <text:p>666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6.6">
                <text:p>666.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6.8">
                <text:p>666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7">
                <text:p>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7.2">
                <text:p>66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7.4">
                <text:p>667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7.6">
                <text:p>667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7.8">
                <text:p>667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8">
                <text:p>6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8.2">
                <text:p>66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8.4">
                <text:p>66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8.6">
                <text:p>66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8.8">
                <text:p>668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9">
                <text:p>6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9.2">
                <text:p>66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9.4">
                <text:p>66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9.6">
                <text:p>66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9.8">
                <text:p>66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70">
                <text:p>6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70.2">
                <text:p>670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70.4">
                <text:p>6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70.6">
                <text:p>6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70.8">
                <text:p>6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71.2">
                <text:p>6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71.4">
                <text:p>6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71.6">
                <text:p>6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71.8">
                <text:p>6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72.2">
                <text:p>6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672.4">
                <text:p>6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72.6">
                <text:p>6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72.8">
                <text:p>6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66cm" svg:height="12.28cm" chart:class="chart:scatter" chart:style-name="ch1">
        <chart:legend chart:legend-position="end" svg:x="13.649cm" svg:y="5.859cm" chart:style-name="ch2"/>
        <chart:plot-area chart:style-name="ch3" table:cell-range-address="'20/07/2007'.A1:'20/07/2007'.B111" svg:x="0.316cm" svg:y="0.243cm" svg:width="13.01cm" svg:height="11.5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/07/2007'.B1:'20/07/2007'.B111" chart:class="chart:scatter">
            <chart:domain table:cell-range-address="'20/07/2007'.A1:'20/07/2007'.A111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51.2">
                <text:p>65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51.4">
                <text:p>65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51.6">
                <text:p>65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51.8">
                <text:p>65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52.2">
                <text:p>65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52.4">
                <text:p>65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52.6">
                <text:p>65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52.8">
                <text:p>65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53.2">
                <text:p>65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53.4">
                <text:p>65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53.6">
                <text:p>65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53.8">
                <text:p>65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54.2">
                <text:p>65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54.4">
                <text:p>65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54.6">
                <text:p>654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54.8">
                <text:p>654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5">
                <text:p>6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5.2">
                <text:p>655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5.4">
                <text:p>655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5.6">
                <text:p>65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5.8">
                <text:p>655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6">
                <text:p>6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6.2">
                <text:p>656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6.4">
                <text:p>65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6.6">
                <text:p>656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6.8">
                <text:p>656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7">
                <text:p>6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7.2">
                <text:p>657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7.4">
                <text:p>657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7.6">
                <text:p>657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7.8">
                <text:p>657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8">
                <text:p>6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8.2">
                <text:p>658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8.4">
                <text:p>658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8.6">
                <text:p>658.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8.8">
                <text:p>658.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9">
                <text:p>6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9.2">
                <text:p>659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9.4">
                <text:p>659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9.6">
                <text:p>659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9.8">
                <text:p>659.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60">
                <text:p>6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60.2">
                <text:p>660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60.4">
                <text:p>66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60.6">
                <text:p>660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60.8">
                <text:p>660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61">
                <text:p>6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61.2">
                <text:p>661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61.4">
                <text:p>661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61.6">
                <text:p>661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61.8">
                <text:p>661.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62">
                <text:p>6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62.2">
                <text:p>662.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62.4">
                <text:p>662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62.6">
                <text:p>662.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62.8">
                <text:p>662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63">
                <text:p>66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63.2">
                <text:p>663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63.4">
                <text:p>663.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63.6">
                <text:p>66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63.8">
                <text:p>663.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64">
                <text:p>6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4.2">
                <text:p>664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64.4">
                <text:p>664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64.6">
                <text:p>66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64.8">
                <text:p>664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5">
                <text:p>66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5.2">
                <text:p>665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5.4">
                <text:p>665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5.6">
                <text:p>665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5.8">
                <text:p>665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6">
                <text:p>66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6.2">
                <text:p>666.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6.4">
                <text:p>666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6.6">
                <text:p>666.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6.8">
                <text:p>666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7">
                <text:p>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7.2">
                <text:p>66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7.4">
                <text:p>667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7.6">
                <text:p>667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7.8">
                <text:p>667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8">
                <text:p>6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8.2">
                <text:p>66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8.4">
                <text:p>66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8.6">
                <text:p>66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8.8">
                <text:p>668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9">
                <text:p>6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9.2">
                <text:p>66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9.4">
                <text:p>66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9.6">
                <text:p>66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9.8">
                <text:p>66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70">
                <text:p>6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70.2">
                <text:p>670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70.4">
                <text:p>6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70.6">
                <text:p>6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70.8">
                <text:p>6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71.2">
                <text:p>6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71.4">
                <text:p>6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71.6">
                <text:p>6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71.8">
                <text:p>6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72.2">
                <text:p>6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672.4">
                <text:p>6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72.6">
                <text:p>6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72.8">
                <text:p>6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